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faf" officeooo:paragraph-rsid="000ec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//Output of Programm 1</text:p>
      <text:p text:style-name="P1"/>
      <text:p text:style-name="P1">math@DELL:~/18MA60R33/set-A$ ./q1.out </text:p>
      <text:p text:style-name="P1">Please Enter A number</text:p>
      <text:p text:style-name="P1">2365</text:p>
      <text:p text:style-name="P1">Your Output is 235</text:p>
      <text:p text:style-name="P1"/>
      <text:p text:style-name="P1">//Output of Programm 2</text:p>
      <text:p text:style-name="P1"/>
      <text:p text:style-name="P1"/>
      <text:p text:style-name="P1">math@DELL:~/18MA60R33/set-A$ ./q2.out </text:p>
      <text:p text:style-name="P1">Please Enter A number</text:p>
      <text:p text:style-name="P1">4358</text:p>
      <text:p text:style-name="P1">Your Output is 190530</text:p>
      <text:p text:style-name="P1"/>
      <text:p text:style-name="P1">//Output of Programm 3</text:p>
      <text:p text:style-name="P1"/>
      <text:p text:style-name="P1"/>
      <text:p text:style-name="P1">math@DELL:~/18MA60R33/set-A$ ./q3.out </text:p>
      <text:p text:style-name="P1">Please Enter A five Digit Number</text:p>
      <text:p text:style-name="P1">12348</text:p>
      <text:p text:style-name="P1">Given number is 12348</text:p>
      <text:p text:style-name="P1">Cube of The given Number is 1882737888192</text:p>
      <text:p text:style-name="P1">math@DELL:~/18MA60R33/set-A$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02:53.134064395</meta:creation-date>
    <dc:date>2018-08-08T15:08:02.584775755</dc:date>
    <meta:editing-duration>PT1M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55" meta:character-count="412" meta:non-whitespace-character-count="355"/>
  </office:meta>
</office:document-meta>
</file>